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lass AB DC points</text:p>
          </table:table-cell>
          <table:table-cell office:value-type="string" table:style-name="ce1">
            <text:p>Diff Sig [V]</text:p>
          </table:table-cell>
          <table:table-cell office:value-type="string" table:style-name="ce1">
            <text:p>Diff No sig</text:p>
          </table:table-cell>
          <table:table-cell office:value-type="string" table:style-name="ce1">
            <text:p>CE Amp</text:p>
          </table:table-cell>
          <table:table-cell office:value-type="string" table:style-name="ce1">
            <text:p>CC Amp</text:p>
          </table:table-cell>
          <table:table-cell office:value-type="string" table:style-name="ce1">
            <text:p>AB NPN<text:s/></text:p>
          </table:table-cell>
          <table:table-cell office:value-type="string" table:style-name="ce1">
            <text:p>AB PNP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_C</text:p>
          </table:table-cell>
          <table:table-cell office:value-type="float" office:value="1.83" table:style-name="ce1">
            <text:p>1,83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-0.15" table:style-name="ce1">
            <text:p>-0,15</text:p>
          </table:table-cell>
          <table:table-cell office:value-type="float" office:value="0.88" table:style-name="ce1">
            <text:p>0,88</text:p>
          </table:table-cell>
          <table:table-cell office:value-type="float" office:value="15" table:style-name="ce1">
            <text:p>15</text:p>
          </table:table-cell>
          <table:table-cell office:value-type="float" office:value="-15.01" table:style-name="ce1">
            <text:p>-15,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_E</text:p>
          </table:table-cell>
          <table:table-cell office:value-type="float" office:value="-0.64400000000000002" table:style-name="ce1">
            <text:p>-0,644</text:p>
          </table:table-cell>
          <table:table-cell office:value-type="float" office:value="-0.64500000000000002" table:style-name="ce1">
            <text:p>-0,645</text:p>
          </table:table-cell>
          <table:table-cell office:value-type="float" office:value="-6.75" table:style-name="ce1">
            <text:p>-6,75</text:p>
          </table:table-cell>
          <table:table-cell office:value-type="float" office:value="-0.82" table:style-name="ce1">
            <text:p>-0,82</text:p>
          </table:table-cell>
          <table:table-cell office:value-type="float" office:value="-0.76" table:style-name="ce1">
            <text:p>-0,76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_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6" table:style-name="ce1">
            <text:p>-5,6</text:p>
          </table:table-cell>
          <table:table-cell office:value-type="float" office:value="-0.16" table:style-name="ce1">
            <text:p>-0,16</text:p>
          </table:table-cell>
          <table:table-cell office:value-type="float" office:value="0.44" table:style-name="ce1">
            <text:p>0,44</text:p>
          </table:table-cell>
          <table:table-cell office:value-type="float" office:value="-1.02" table:style-name="ce1">
            <text:p>-1,02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Jakob Bj. Olesen</meta:initial-creator>
    <dc:creator>Jakob Bj. Olesen</dc:creator>
    <meta:creation-date>2025-12-26T15:09:08Z</meta:creation-date>
    <dc:date>2025-12-26T16:09:36Z</dc:date>
  </office:meta>
</office:document-meta>
</file>